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anch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branch[%]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5.131" calcext:value-type="float">
            <text:p>5.13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7.326" calcext:value-type="float">
            <text:p>7.326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D2:.D31])" office:value-type="float" office:value="19.3930666666667" calcext:value-type="float">
            <text:p>19.3930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12.27" calcext:value-type="float">
            <text:p>12.2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14.14" calcext:value-type="float">
            <text:p>14.1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6.798" calcext:value-type="float">
            <text:p>16.79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19.064" calcext:value-type="float">
            <text:p>19.06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19.013" calcext:value-type="float">
            <text:p>19.01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office:value-type="float" office:value="20.679" calcext:value-type="float">
            <text:p>20.67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1.266" calcext:value-type="float">
            <text:p>21.26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21.279" calcext:value-type="float">
            <text:p>21.27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1.475" calcext:value-type="float">
            <text:p>21.47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  <table:table-cell office:value-type="float" office:value="21.262" calcext:value-type="float">
            <text:p>21.26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2" calcext:value-type="float">
            <text:p>12</text:p>
          </table:table-cell>
          <table:table-cell office:value-type="float" office:value="21.249" calcext:value-type="float">
            <text:p>21.24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3" calcext:value-type="float">
            <text:p>13</text:p>
          </table:table-cell>
          <table:table-cell office:value-type="float" office:value="21.238" calcext:value-type="float">
            <text:p>21.23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21.226" calcext:value-type="float">
            <text:p>21.22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21.191" calcext:value-type="float">
            <text:p>21.19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1.234" calcext:value-type="float">
            <text:p>21.23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7" calcext:value-type="float">
            <text:p>17</text:p>
          </table:table-cell>
          <table:table-cell office:value-type="float" office:value="21.225" calcext:value-type="float">
            <text:p>21.2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8" calcext:value-type="float">
            <text:p>18</text:p>
          </table:table-cell>
          <table:table-cell office:value-type="float" office:value="21.227" calcext:value-type="float">
            <text:p>21.22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9" calcext:value-type="float">
            <text:p>19</text:p>
          </table:table-cell>
          <table:table-cell office:value-type="float" office:value="21.223" calcext:value-type="float">
            <text:p>21.22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21.231" calcext:value-type="float">
            <text:p>21.23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1" calcext:value-type="float">
            <text:p>21</text:p>
          </table:table-cell>
          <table:table-cell office:value-type="float" office:value="21.229" calcext:value-type="float">
            <text:p>21.22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2" calcext:value-type="float">
            <text:p>22</text:p>
          </table:table-cell>
          <table:table-cell office:value-type="float" office:value="21.227" calcext:value-type="float">
            <text:p>21.22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3" calcext:value-type="float">
            <text:p>23</text:p>
          </table:table-cell>
          <table:table-cell office:value-type="float" office:value="21.225" calcext:value-type="float">
            <text:p>21.2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4" calcext:value-type="float">
            <text:p>24</text:p>
          </table:table-cell>
          <table:table-cell office:value-type="float" office:value="21.229" calcext:value-type="float">
            <text:p>21.22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5" calcext:value-type="float">
            <text:p>25</text:p>
          </table:table-cell>
          <table:table-cell office:value-type="float" office:value="21.226" calcext:value-type="float">
            <text:p>21.22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6" calcext:value-type="float">
            <text:p>26</text:p>
          </table:table-cell>
          <table:table-cell office:value-type="float" office:value="21.227" calcext:value-type="float">
            <text:p>21.22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7" calcext:value-type="float">
            <text:p>27</text:p>
          </table:table-cell>
          <table:table-cell office:value-type="float" office:value="21.227" calcext:value-type="float">
            <text:p>21.22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21.228" calcext:value-type="float">
            <text:p>21.22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9" calcext:value-type="float">
            <text:p>29</text:p>
          </table:table-cell>
          <table:table-cell office:value-type="float" office:value="21.227" calcext:value-type="float">
            <text:p>21.227</text:p>
          </table:table-cell>
          <table:table-cell table:number-columns-repeated="4"/>
        </table:table-row>
      </table:table>
      <table:table table:name="branch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branch[%]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.401" calcext:value-type="float">
            <text:p>1.4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.714" calcext:value-type="float">
            <text:p>1.714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D2:.D31])" office:value-type="float" office:value="0.333566666666667" calcext:value-type="float">
            <text:p>0.3335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1.964" calcext:value-type="float">
            <text:p>1.96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1.163" calcext:value-type="float">
            <text:p>1.16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.324" calcext:value-type="float">
            <text:p>1.32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446" calcext:value-type="float">
            <text:p>0.4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0.403" calcext:value-type="float">
            <text:p>0.40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office:value-type="float" office:value="0.917" calcext:value-type="float">
            <text:p>0.91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29" calcext:value-type="float">
            <text:p>0.2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0.167" calcext:value-type="float">
            <text:p>0.16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.089" calcext:value-type="float">
            <text:p>0.08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2" calcext:value-type="float">
            <text:p>12</text:p>
          </table:table-cell>
          <table:table-cell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3" calcext:value-type="float">
            <text:p>13</text:p>
          </table:table-cell>
          <table:table-cell office:value-type="float" office:value="0.016" calcext:value-type="float">
            <text:p>0.01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7" calcext:value-type="float">
            <text:p>17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8" calcext:value-type="float">
            <text:p>18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9" calcext:value-type="float">
            <text:p>19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1" calcext:value-type="float">
            <text:p>21</text:p>
          </table:table-cell>
          <table:table-cell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2" calcext:value-type="float">
            <text:p>22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4" calcext:value-type="float">
            <text:p>24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5" calcext:value-type="float">
            <text:p>25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6" calcext:value-type="float">
            <text:p>26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8:47:37.186392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08T18:49:09.820786706</dc:date>
    <meta:editing-duration>PT3M2S</meta:editing-duration>
    <meta:editing-cycles>2</meta:editing-cycles>
    <meta:generator>LibreOffice/6.3.5.2$Linux_X86_64 LibreOffice_project/30$Build-2</meta:generator>
    <meta:document-statistic meta:table-count="2" meta:cell-count="252" meta:object-count="0"/>
  </office:meta>
</office:document-meta>
</file>